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HintsInvocationsAssert.formatStackTrace( Stream &lt; StackWalker . StackFrame &gt; stackTrace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ntimeHintsInvocationsAssert.RuntimeHintsInvocationsAssert( RuntimeHintsInvocations 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InvocationsAssert.notMatching( RuntimeHints runtime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timeHintsInvocationsAssert.withRegistrar( RuntimeHintsRegistrar registr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HintsInvocationsAssert.configureRuntimeHints( RuntimeHints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InvocationsAssert.hasCount( long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untimeHintsInvocationsAssert.withSpringFactoriesRegistrars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ntimeHintsInvocationsAssert.match( RuntimeHints runtime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untimeHintsInvocationsAssert.errorMessageForInvocation( RecordedInvocation invo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